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Cantarell1" svg:font-family="Cantarell" style:font-family-generic="roman" style:font-pitch="variable"/>
    <style:font-face style:name="Cantarell2" svg:font-family="Cantarell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FreeSans2" svg:font-family="FreeSans" style:font-family-generic="swiss"/>
    <style:font-face style:name="FreeSans3" svg:font-family="FreeSans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Noto Sans3" svg:font-family="'Noto Sans'" style:font-pitch="variable"/>
    <style:font-face style:name="Noto Serif" svg:font-family="'Noto Serif'" style:font-family-generic="roman" style:font-pitch="variable"/>
    <style:font-face style:name="Noto Serif1" svg:font-family="'Noto Serif'" style:font-family-generic="swiss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.385cm" fo:min-width="0.136cm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577cm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385cm" fo:min-width="0.135cm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338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2.30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86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.153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1.729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2.881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3.457cm" loext:decorative="false"/>
      <style:paragraph-properties style:writing-mode="lr-tb"/>
    </style:style>
    <style:style style:name="P1" style:family="paragraph">
      <loext:graphic-properties draw:fill="none"/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fo:font-size="12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Noto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.842cm" svg:y1="31.495cm" svg:x2="25.765cm" svg:y2="31.495cm">
          <text:p/>
        </draw:line>
        <draw:custom-shape draw:style-name="gr2" draw:text-style-name="P2" draw:layer="layout" svg:width="0.636cm" svg:height="0.635cm" svg:x="37.194cm" svg:y="31.1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1.269cm" svg:height="0.827cm" svg:x="21.638cm" svg:y="30.527cm">
          <draw:text-box>
            <text:p>20”</text:p>
          </draw:text-box>
        </draw:frame>
        <draw:line draw:style-name="gr1" draw:text-style-name="P1" draw:layer="layout" svg:x1="25.765cm" svg:y1="31.495cm" svg:x2="33.385cm" svg:y2="31.495cm">
          <text:p/>
        </draw:line>
        <draw:line draw:style-name="gr1" draw:text-style-name="P1" draw:layer="layout" svg:x1="33.384cm" svg:y1="31.495cm" svg:x2="33.385cm" svg:y2="29.908cm">
          <text:p/>
        </draw:line>
        <draw:custom-shape draw:style-name="gr4" draw:text-style-name="P2" draw:layer="layout" svg:width="0.635cm" svg:height="0.635cm" svg:x="33.067cm" svg:y="29.2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0.953cm" svg:height="0.827cm" svg:x="33.384cm" svg:y="30.225cm">
          <draw:text-box>
            <text:p>3”</text:p>
          </draw:text-box>
        </draw:frame>
        <draw:frame draw:style-name="gr5" draw:text-style-name="P3" draw:layer="layout" svg:width="4.127cm" svg:height="1.588cm" svg:x="31.48cm" svg:y="27.685cm">
          <draw:text-box>
            <text:p>Front Left Ground</text:p>
            <text:p>(ring terminal)</text:p>
          </draw:text-box>
        </draw:frame>
        <draw:frame draw:style-name="gr3" draw:text-style-name="P3" draw:layer="layout" svg:width="1.27cm" svg:height="0.827cm" svg:x="28.622cm" svg:y="30.543cm">
          <draw:text-box>
            <text:p>10”</text:p>
          </draw:text-box>
        </draw:frame>
        <draw:line draw:style-name="gr1" draw:text-style-name="P1" draw:layer="layout" svg:x1="25.764cm" svg:y1="31.495cm" svg:x2="24.177cm" svg:y2="33.082cm">
          <text:p/>
        </draw:line>
        <draw:line draw:style-name="gr1" draw:text-style-name="P1" draw:layer="layout" svg:x1="25.764cm" svg:y1="31.495cm" svg:x2="26.717cm" svg:y2="32.448cm">
          <text:p/>
        </draw:line>
        <draw:line draw:style-name="gr1" draw:text-style-name="P1" draw:layer="layout" svg:x1="25.765cm" svg:y1="24.51cm" svg:x2="25.765cm" svg:y2="42.29cm">
          <text:p/>
        </draw:line>
        <draw:line draw:style-name="gr1" draw:text-style-name="P1" draw:layer="layout" svg:x1="24.177cm" svg:y1="33.083cm" svg:x2="24.177cm" svg:y2="34.353cm">
          <text:p/>
        </draw:line>
        <draw:custom-shape draw:style-name="gr4" draw:text-style-name="P2" draw:layer="layout" svg:width="0.635cm" svg:height="0.635cm" svg:x="26.4cm" svg:y="32.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635cm" svg:height="0.635cm" svg:x="23.86cm" svg:y="34.3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5.08cm" svg:height="2.555cm" svg:x="27.035cm" svg:y="31.813cm">
          <draw:text-box>
            <text:p><text:span text:style-name="T1">Front Left Sensor </text:span><text:span text:style-name="T2">CAN Connector</text:span></text:p>
            <text:p><text:span text:style-name="T1">(</text:span><text:span text:style-name="T2">ATM04-2P-P007, 2 pin, male)</text:span></text:p>
          </draw:text-box>
        </draw:frame>
        <draw:frame draw:style-name="gr7" draw:text-style-name="P3" draw:layer="layout" svg:width="2.222cm" svg:height="1.115cm" svg:x="24.178cm" svg:y="33.238cm">
          <draw:text-box>
            <text:p>3”</text:p>
          </draw:text-box>
        </draw:frame>
        <draw:frame draw:style-name="gr6" draw:text-style-name="P3" draw:layer="layout" svg:width="4.762cm" svg:height="2.555cm" svg:x="19.097cm" svg:y="33.644cm">
          <draw:text-box>
            <text:p>Front Left Sensor Power Connector</text:p>
            <text:p><text:span text:style-name="T1">(</text:span>DTM06-3S, 3 pin, female)</text:p>
          </draw:text-box>
        </draw:frame>
        <draw:frame draw:style-name="gr3" draw:text-style-name="P3" draw:layer="layout" svg:width="0.952cm" svg:height="0.827cm" svg:x="25.765cm" svg:y="28.32cm">
          <draw:text-box>
            <text:p>7”</text:p>
          </draw:text-box>
        </draw:frame>
        <draw:line draw:style-name="gr1" draw:text-style-name="P1" draw:layer="layout" svg:x1="33.404cm" svg:y1="31.495cm" svg:x2="37.214cm" svg:y2="31.495cm">
          <text:p/>
        </draw:line>
        <draw:frame draw:style-name="gr3" draw:text-style-name="P3" draw:layer="layout" svg:width="0.952cm" svg:height="0.827cm" svg:x="25.765cm" svg:y="33.718cm">
          <draw:text-box>
            <text:p>7”</text:p>
          </draw:text-box>
        </draw:frame>
        <draw:frame draw:style-name="gr3" draw:text-style-name="P3" draw:layer="layout" svg:width="1.269cm" svg:height="0.827cm" svg:x="34.973cm" svg:y="30.543cm">
          <draw:text-box>
            <text:p>20”</text:p>
          </draw:text-box>
        </draw:frame>
        <draw:line draw:style-name="gr1" draw:text-style-name="P1" draw:layer="layout" svg:x1="31.162cm" svg:y1="36.574cm" svg:x2="25.765cm" svg:y2="36.575cm">
          <text:p/>
        </draw:line>
        <draw:custom-shape draw:style-name="gr4" draw:text-style-name="P2" draw:layer="layout" svg:width="0.635cm" svg:height="0.635cm" svg:x="31.162cm" svg:y="36.2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3" draw:layer="layout" svg:width="4.762cm" svg:height="2.555cm" svg:x="31.798cm" svg:y="35.622cm">
          <draw:text-box>
            <text:p>Inertia Switch Connector</text:p>
            <text:p><text:span text:style-name="T1">(</text:span>DTM06-3S, 3 pin, female)</text:p>
          </draw:text-box>
        </draw:frame>
        <draw:frame draw:style-name="gr3" draw:text-style-name="P3" draw:layer="layout" svg:width="0.953cm" svg:height="0.827cm" svg:x="27.987cm" svg:y="35.623cm">
          <draw:text-box>
            <text:p>7”</text:p>
          </draw:text-box>
        </draw:frame>
        <draw:line draw:style-name="gr1" draw:text-style-name="P1" draw:layer="layout" svg:x1="25.764cm" svg:y1="26.4cm" svg:x2="23.859cm" svg:y2="26.4cm">
          <text:p/>
        </draw:line>
        <draw:frame draw:style-name="gr3" draw:text-style-name="P3" draw:layer="layout" svg:width="0.952cm" svg:height="0.827cm" svg:x="24.494cm" svg:y="25.573cm">
          <draw:text-box>
            <text:p>3”</text:p>
          </draw:text-box>
        </draw:frame>
        <draw:custom-shape draw:style-name="gr4" draw:text-style-name="P2" draw:layer="layout" svg:width="0.635cm" svg:height="0.635cm" svg:x="23.224cm" svg:y="26.0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3" draw:layer="layout" svg:width="4.127cm" svg:height="2.555cm" svg:x="21.637cm" svg:y="26.733cm">
          <draw:text-box>
            <text:p>Steering Sensor</text:p>
            <text:p>Connector (DTM06-4S, 4 pin, female)</text:p>
          </draw:text-box>
        </draw:frame>
        <draw:line draw:style-name="gr1" draw:text-style-name="P1" draw:layer="layout" svg:x1="25.765cm" svg:y1="24.51cm" svg:x2="30.845cm" svg:y2="24.51cm">
          <text:p/>
        </draw:line>
        <draw:custom-shape draw:style-name="gr4" draw:text-style-name="P2" draw:layer="layout" svg:width="0.635cm" svg:height="0.635cm" svg:x="25.447cm" svg:y="22.2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25.765cm" svg:y1="24.51cm" svg:x2="26.717cm" svg:y2="23.558cm">
          <text:p/>
        </draw:line>
        <draw:line draw:style-name="gr1" draw:text-style-name="P1" draw:layer="layout" svg:x1="25.765cm" svg:y1="24.51cm" svg:x2="25.765cm" svg:y2="22.923cm">
          <text:p/>
        </draw:line>
        <draw:frame draw:style-name="gr3" draw:text-style-name="P3" draw:layer="layout" svg:width="0.952cm" svg:height="0.827cm" svg:x="24.813cm" svg:y="23.24cm">
          <draw:text-box>
            <text:p>3”</text:p>
          </draw:text-box>
        </draw:frame>
        <draw:frame draw:style-name="gr6" draw:text-style-name="P4" draw:layer="layout" svg:width="5.08cm" svg:height="2.555cm" svg:x="26.4cm" svg:y="20.685cm">
          <draw:text-box>
            <text:p><text:span text:style-name="T1">Front Right Sensor </text:span><text:span text:style-name="T2">CAN Connector</text:span></text:p>
            <text:p><text:span text:style-name="T2">(ATM04-2P-P007, 2 pin, male)</text:span></text:p>
          </draw:text-box>
        </draw:frame>
        <draw:custom-shape draw:style-name="gr4" draw:text-style-name="P2" draw:layer="layout" svg:width="0.635cm" svg:height="0.635cm" svg:x="26.4cm" svg:y="23.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3" draw:layer="layout" svg:width="4.762cm" svg:height="2.555cm" svg:x="21.637cm" svg:y="20.367cm">
          <draw:text-box>
            <text:p>Front Right Sensor Power Connector</text:p>
            <text:p>(DTM06-3S, 3 pin, female)</text:p>
          </draw:text-box>
        </draw:frame>
        <draw:frame draw:style-name="gr8" draw:text-style-name="P3" draw:layer="layout" svg:width="1.269cm" svg:height="1.403cm" svg:x="27.988cm" svg:y="23.683cm">
          <draw:text-box>
            <text:p>15”</text:p>
          </draw:text-box>
        </draw:frame>
        <draw:custom-shape draw:style-name="gr4" draw:text-style-name="P2" draw:layer="layout" svg:width="0.635cm" svg:height="0.635cm" svg:x="30.845cm" svg:y="24.1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4" draw:layer="layout" svg:width="5.08cm" svg:height="1.979cm" svg:x="31.48cm" svg:y="23.542cm">
          <draw:text-box>
            <text:p><text:span text:style-name="T1">CAN Logger Connector (</text:span><text:span text:style-name="T2">DTM06-4S, 4 pin, female)</text:span></text:p>
          </draw:text-box>
        </draw:frame>
        <draw:frame draw:style-name="gr3" draw:text-style-name="P3" draw:layer="layout" svg:width="0.952cm" svg:height="0.827cm" svg:x="25.765cm" svg:y="25.145cm">
          <draw:text-box>
            <text:p>1”</text:p>
          </draw:text-box>
        </draw:frame>
        <draw:line draw:style-name="gr1" draw:text-style-name="P1" draw:layer="layout" svg:x1="12.112cm" svg:y1="31.48cm" svg:x2="12.112cm" svg:y2="29.258cm">
          <text:p/>
        </draw:line>
        <draw:line draw:style-name="gr1" draw:text-style-name="P1" draw:layer="layout" svg:x1="12.113cm" svg:y1="31.48cm" svg:x2="10.207cm" svg:y2="31.48cm">
          <text:p/>
        </draw:line>
        <draw:line draw:style-name="gr1" draw:text-style-name="P1" draw:layer="layout" svg:x1="10.207cm" svg:y1="31.48cm" svg:x2="10.207cm" svg:y2="24.495cm">
          <text:p/>
        </draw:line>
        <draw:line draw:style-name="gr1" draw:text-style-name="P1" draw:layer="layout" svg:x1="12.112cm" svg:y1="24.495cm" svg:x2="10.207cm" svg:y2="24.495cm">
          <text:p/>
        </draw:line>
        <draw:line draw:style-name="gr1" draw:text-style-name="P1" draw:layer="layout" svg:x1="12.112cm" svg:y1="24.495cm" svg:x2="13.065cm" svg:y2="23.86cm">
          <text:p/>
        </draw:line>
        <draw:line draw:style-name="gr1" draw:text-style-name="P1" draw:layer="layout" svg:x1="12.112cm" svg:y1="24.495cm" svg:x2="13.065cm" svg:y2="25.13cm">
          <text:p/>
        </draw:line>
        <draw:line draw:style-name="gr1" draw:text-style-name="P1" draw:layer="layout" svg:x1="14.971cm" svg:y1="25.13cm" svg:x2="13.065cm" svg:y2="25.13cm">
          <text:p/>
        </draw:line>
        <draw:line draw:style-name="gr1" draw:text-style-name="P1" draw:layer="layout" svg:x1="12.112cm" svg:y1="29.258cm" svg:x2="14.97cm" svg:y2="29.258cm">
          <text:p/>
        </draw:line>
        <draw:line draw:style-name="gr1" draw:text-style-name="P1" draw:layer="layout" svg:x1="12.112cm" svg:y1="29.258cm" svg:x2="13.065cm" svg:y2="27.988cm">
          <text:p/>
        </draw:line>
        <draw:line draw:style-name="gr1" draw:text-style-name="P1" draw:layer="layout" svg:x1="13.065cm" svg:y1="27.988cm" svg:x2="14.97cm" svg:y2="27.988cm">
          <text:p/>
        </draw:line>
        <draw:line draw:style-name="gr1" draw:text-style-name="P1" draw:layer="layout" svg:x1="12.112cm" svg:y1="29.258cm" svg:x2="13.065cm" svg:y2="30.528cm">
          <text:p/>
        </draw:line>
        <draw:line draw:style-name="gr1" draw:text-style-name="P1" draw:layer="layout" svg:x1="13.065cm" svg:y1="30.528cm" svg:x2="14.97cm" svg:y2="30.528cm">
          <text:p/>
        </draw:line>
        <draw:line draw:style-name="gr1" draw:text-style-name="P1" draw:layer="layout" svg:x1="14.97cm" svg:y1="23.86cm" svg:x2="13.065cm" svg:y2="23.86cm">
          <text:p/>
        </draw:line>
        <draw:custom-shape draw:style-name="gr4" draw:text-style-name="P2" draw:layer="layout" svg:width="0.635cm" svg:height="0.635cm" svg:x="14.97cm" svg:y="23.5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635cm" svg:height="0.635cm" svg:x="14.97cm" svg:y="24.8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635cm" svg:height="0.635cm" svg:x="14.97cm" svg:y="27.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635cm" svg:height="0.635cm" svg:x="14.97cm" svg:y="28.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635cm" svg:height="0.635cm" svg:x="14.97cm" svg:y="30.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3" draw:layer="layout" svg:width="5.715cm" svg:height="1.979cm" svg:x="15.605cm" svg:y="24.495cm">
          <draw:text-box>
            <text:p>APPS 2 Connector</text:p>
            <text:p><text:span text:style-name="T1">(</text:span>DTM06-3S, 3 pin, female)</text:p>
          </draw:text-box>
        </draw:frame>
        <draw:frame draw:style-name="gr9" draw:text-style-name="P3" draw:layer="layout" svg:width="5.715cm" svg:height="1.979cm" svg:x="15.605cm" svg:y="27.22cm">
          <draw:text-box>
            <text:p>Brake 1 Connector</text:p>
            <text:p><text:span text:style-name="T1">(</text:span>DTM06-3S, 3 pin, female)</text:p>
          </draw:text-box>
        </draw:frame>
        <draw:frame draw:style-name="gr9" draw:text-style-name="P3" draw:layer="layout" svg:width="5.715cm" svg:height="1.979cm" svg:x="15.605cm" svg:y="28.623cm">
          <draw:text-box>
            <text:p>Brake 2 Connector</text:p>
            <text:p><text:span text:style-name="T1">(</text:span>DTM06-3S, 3 pin, female)</text:p>
          </draw:text-box>
        </draw:frame>
        <draw:frame draw:style-name="gr9" draw:text-style-name="P3" draw:layer="layout" svg:width="5.715cm" svg:height="1.979cm" svg:x="15.605cm" svg:y="23.151cm">
          <draw:text-box>
            <text:p>APPS 1 Connector</text:p>
            <text:p>(DTM06-3S, 3 pin, female)</text:p>
          </draw:text-box>
        </draw:frame>
        <draw:frame draw:style-name="gr9" draw:text-style-name="P3" draw:layer="layout" svg:width="5.715cm" svg:height="1.979cm" svg:x="15.605cm" svg:y="29.892cm">
          <draw:text-box>
            <text:p>BOTS Connector</text:p>
            <text:p><text:span text:style-name="T1">(</text:span>DTM06-3S, 3 pin, female)</text:p>
          </draw:text-box>
        </draw:frame>
        <draw:frame draw:style-name="gr3" draw:text-style-name="P3" draw:layer="layout" svg:width="1.269cm" svg:height="0.827cm" svg:x="11.161cm" svg:y="29.893cm">
          <draw:text-box>
            <text:p>2”</text:p>
          </draw:text-box>
        </draw:frame>
        <draw:frame draw:style-name="gr3" draw:text-style-name="P3" draw:layer="layout" svg:width="1.269cm" svg:height="0.827cm" svg:x="13.383cm" svg:y="27.161cm">
          <draw:text-box>
            <text:p>3”</text:p>
          </draw:text-box>
        </draw:frame>
        <draw:frame draw:style-name="gr3" draw:text-style-name="P3" draw:layer="layout" svg:width="1.269cm" svg:height="0.827cm" svg:x="13.382cm" svg:y="28.431cm">
          <draw:text-box>
            <text:p>3”</text:p>
          </draw:text-box>
        </draw:frame>
        <draw:frame draw:style-name="gr3" draw:text-style-name="P3" draw:layer="layout" svg:width="1.269cm" svg:height="0.827cm" svg:x="13.382cm" svg:y="29.575cm">
          <draw:text-box>
            <text:p>3”</text:p>
          </draw:text-box>
        </draw:frame>
        <draw:frame draw:style-name="gr3" draw:text-style-name="P3" draw:layer="layout" svg:width="1.269cm" svg:height="0.827cm" svg:x="13.383cm" svg:y="24.303cm">
          <draw:text-box>
            <text:p>3”</text:p>
          </draw:text-box>
        </draw:frame>
        <draw:frame draw:style-name="gr3" draw:text-style-name="P3" draw:layer="layout" svg:width="1.269cm" svg:height="0.827cm" svg:x="13.383cm" svg:y="23.033cm">
          <draw:text-box>
            <text:p>3”</text:p>
          </draw:text-box>
        </draw:frame>
        <draw:frame draw:style-name="gr3" draw:text-style-name="P3" draw:layer="layout" svg:width="1.269cm" svg:height="0.827cm" svg:x="10.207cm" svg:y="27.478cm">
          <draw:text-box>
            <text:p>10”</text:p>
          </draw:text-box>
        </draw:frame>
        <draw:frame draw:style-name="gr3" draw:text-style-name="P3" draw:layer="layout" svg:width="1.27cm" svg:height="0.827cm" svg:x="25.765cm" svg:y="38.288cm">
          <draw:text-box>
            <text:p>12”</text:p>
          </draw:text-box>
        </draw:frame>
        <draw:line draw:style-name="gr1" draw:text-style-name="P1" draw:layer="layout" svg:x1="25.765cm" svg:y1="40.703cm" svg:x2="33.385cm" svg:y2="40.703cm">
          <text:p/>
        </draw:line>
        <draw:frame draw:style-name="gr3" draw:text-style-name="P3" draw:layer="layout" svg:width="1.27cm" svg:height="0.827cm" svg:x="25.765cm" svg:y="41.146cm">
          <draw:text-box>
            <text:p>9”</text:p>
          </draw:text-box>
        </draw:frame>
        <draw:custom-shape draw:style-name="gr4" draw:text-style-name="P2" draw:layer="layout" svg:width="0.635cm" svg:height="0.635cm" svg:x="25.447cm" svg:y="42.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4.445cm" svg:height="1.588cm" svg:x="23.86cm" svg:y="42.925cm">
          <draw:text-box>
            <text:p>Dashboard Ground</text:p>
            <text:p>(ring terminal)</text:p>
          </draw:text-box>
        </draw:frame>
        <draw:frame draw:style-name="gr3" draw:text-style-name="P3" draw:layer="layout" svg:width="1.27cm" svg:height="0.827cm" svg:x="26.082cm" svg:y="39.876cm">
          <draw:text-box>
            <text:p>1”</text:p>
          </draw:text-box>
        </draw:frame>
        <draw:line draw:style-name="gr1" draw:text-style-name="P1" draw:layer="layout" svg:x1="27.353cm" svg:y1="40.703cm" svg:x2="29.892cm" svg:y2="43.243cm">
          <text:p/>
        </draw:line>
        <draw:frame draw:style-name="gr3" draw:text-style-name="P3" draw:layer="layout" svg:width="1.27cm" svg:height="0.827cm" svg:x="29.257cm" svg:y="39.876cm">
          <draw:text-box>
            <text:p>7”</text:p>
          </draw:text-box>
        </draw:frame>
        <draw:line draw:style-name="gr1" draw:text-style-name="P1" draw:layer="layout" svg:x1="31.162cm" svg:y1="40.703cm" svg:x2="32.432cm" svg:y2="39.433cm">
          <text:p/>
        </draw:line>
        <draw:line draw:style-name="gr1" draw:text-style-name="P1" draw:layer="layout" svg:x1="33.385cm" svg:y1="39.433cm" svg:x2="32.432cm" svg:y2="39.433cm">
          <text:p/>
        </draw:line>
        <draw:custom-shape draw:style-name="gr4" draw:text-style-name="P2" draw:layer="layout" svg:width="0.635cm" svg:height="0.635cm" svg:x="33.385cm" svg:y="40.3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635cm" svg:height="0.635cm" svg:x="33.385cm" svg:y="39.1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1.27cm" svg:height="0.827cm" svg:x="32.432cm" svg:y="39.876cm">
          <draw:text-box>
            <text:p>4”</text:p>
          </draw:text-box>
        </draw:frame>
        <draw:frame draw:style-name="gr3" draw:text-style-name="P3" draw:layer="layout" svg:width="1.27cm" svg:height="0.827cm" svg:x="32.432cm" svg:y="38.606cm">
          <draw:text-box>
            <text:p>6”</text:p>
          </draw:text-box>
        </draw:frame>
        <draw:frame draw:style-name="gr8" draw:text-style-name="P3" draw:layer="layout" svg:width="7.62cm" svg:height="1.403cm" svg:x="34.02cm" svg:y="39.935cm">
          <draw:text-box>
            <text:p>ECU Board Connector</text:p>
            <text:p>(<text:span text:style-name="T1">Molex 643202311</text:span>, 40 pin, female)</text:p>
          </draw:text-box>
        </draw:frame>
        <draw:frame draw:style-name="gr9" draw:text-style-name="P3" draw:layer="layout" svg:width="6.35cm" svg:height="1.979cm" svg:x="34.02cm" svg:y="38.724cm">
          <draw:text-box>
            <text:p>BSPD Enclosure Bulkhead</text:p>
            <text:p>(AS612-98PN, 10 pin, male)</text:p>
          </draw:text-box>
        </draw:frame>
        <draw:line draw:style-name="gr1" draw:text-style-name="P1" draw:layer="layout" svg:x1="29.892cm" svg:y1="43.243cm" svg:x2="33.385cm" svg:y2="43.243cm">
          <text:p/>
        </draw:line>
        <draw:frame draw:style-name="gr3" draw:text-style-name="P3" draw:layer="layout" svg:width="1.27cm" svg:height="0.827cm" svg:x="28.94cm" svg:y="41.655cm">
          <draw:text-box>
            <text:p>11”</text:p>
          </draw:text-box>
        </draw:frame>
        <draw:line draw:style-name="gr1" draw:text-style-name="P1" draw:layer="layout" svg:x1="31.162cm" svg:y1="43.243cm" svg:x2="32.432cm" svg:y2="44.513cm">
          <text:p/>
        </draw:line>
        <draw:line draw:style-name="gr1" draw:text-style-name="P1" draw:layer="layout" svg:x1="33.385cm" svg:y1="44.513cm" svg:x2="32.432cm" svg:y2="44.513cm">
          <text:p/>
        </draw:line>
        <draw:custom-shape draw:style-name="gr4" draw:text-style-name="P2" draw:layer="layout" svg:width="0.635cm" svg:height="0.635cm" svg:x="33.385cm" svg:y="44.1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635cm" svg:height="0.635cm" svg:x="33.385cm" svg:y="42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1.27cm" svg:height="0.827cm" svg:x="32.432cm" svg:y="42.416cm">
          <draw:text-box>
            <text:p>4”</text:p>
          </draw:text-box>
        </draw:frame>
        <draw:frame draw:style-name="gr3" draw:text-style-name="P3" draw:layer="layout" svg:width="1.27cm" svg:height="0.827cm" svg:x="32.432cm" svg:y="43.686cm">
          <draw:text-box>
            <text:p>6”</text:p>
          </draw:text-box>
        </draw:frame>
        <draw:frame draw:style-name="gr9" draw:text-style-name="P3" draw:layer="layout" svg:width="8.572cm" svg:height="1.979cm" svg:x="34.02cm" svg:y="42.475cm">
          <draw:text-box>
            <text:p>Steering Wheel Slipring Connector (DTM06-08S, 8 pin, female)</text:p>
          </draw:text-box>
        </draw:frame>
        <draw:frame draw:style-name="gr8" draw:text-style-name="P3" draw:layer="layout" svg:width="7.302cm" svg:height="1.403cm" svg:x="34.02cm" svg:y="43.878cm">
          <draw:text-box>
            <text:p>Dashboard Enclosure Bulkhead (AS614-19SN, 19 pin, female)</text:p>
          </draw:text-box>
        </draw:frame>
        <draw:custom-shape draw:style-name="gr2" draw:text-style-name="P2" draw:layer="layout" svg:width="0.636cm" svg:height="0.635cm" svg:x="37.194cm" svg:y="31.1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37.829cm" svg:y1="31.48cm" svg:x2="59.418cm" svg:y2="31.48cm">
          <text:p/>
        </draw:line>
        <draw:frame draw:style-name="gr3" draw:text-style-name="P3" draw:layer="layout" svg:width="1.269cm" svg:height="0.827cm" svg:x="38.782cm" svg:y="30.595cm">
          <draw:text-box>
            <text:p>6”</text:p>
          </draw:text-box>
        </draw:frame>
        <draw:line draw:style-name="gr1" draw:text-style-name="P1" draw:layer="layout" svg:x1="41.639cm" svg:y1="28.247cm" svg:x2="41.638cm" svg:y2="31.422cm">
          <text:p/>
        </draw:line>
        <draw:line draw:style-name="gr1" draw:text-style-name="P1" draw:layer="layout" svg:x1="40.369cm" svg:y1="30.152cm" svg:x2="41.638cm" svg:y2="31.422cm">
          <text:p/>
        </draw:line>
        <draw:line draw:style-name="gr1" draw:text-style-name="P1" draw:layer="layout" svg:x1="42.909cm" svg:y1="30.152cm" svg:x2="41.639cm" svg:y2="31.422cm">
          <text:p/>
        </draw:line>
        <draw:line draw:style-name="gr1" draw:text-style-name="P1" draw:layer="layout" svg:x1="40.369cm" svg:y1="28.882cm" svg:x2="40.369cm" svg:y2="30.152cm">
          <text:p/>
        </draw:line>
        <draw:line draw:style-name="gr1" draw:text-style-name="P1" draw:layer="layout" svg:x1="42.909cm" svg:y1="28.882cm" svg:x2="42.909cm" svg:y2="30.152cm">
          <text:p/>
        </draw:line>
        <draw:custom-shape draw:style-name="gr2" draw:text-style-name="P2" draw:layer="layout" svg:width="0.636cm" svg:height="0.635cm" svg:x="40.051cm" svg:y="28.2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36cm" svg:height="0.635cm" svg:x="41.321cm" svg:y="28.2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635cm" svg:height="0.635cm" svg:x="42.591cm" svg:y="28.2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1.269cm" svg:height="0.827cm" svg:x="40.369cm" svg:y="29.008cm">
          <draw:text-box>
            <text:p>4”</text:p>
          </draw:text-box>
        </draw:frame>
        <draw:frame draw:style-name="gr3" draw:text-style-name="P3" draw:layer="layout" svg:width="1.269cm" svg:height="0.827cm" svg:x="41.639cm" svg:y="29.008cm">
          <draw:text-box>
            <text:p>4”</text:p>
          </draw:text-box>
        </draw:frame>
        <draw:frame draw:style-name="gr3" draw:text-style-name="P3" draw:layer="layout" svg:width="1.269cm" svg:height="0.827cm" svg:x="42.909cm" svg:y="29.008cm">
          <draw:text-box>
            <text:p>4”</text:p>
          </draw:text-box>
        </draw:frame>
        <draw:frame draw:style-name="gr10" draw:text-style-name="P3" draw:layer="layout" svg:width="4.763cm" svg:height="3.131cm" svg:x="35.29cm" svg:y="28.305cm">
          <draw:text-box>
            <text:p>Inverter J1 Connector</text:p>
            <text:p>(AMPSEAL 776164-1, 35 pin, female)</text:p>
          </draw:text-box>
        </draw:frame>
        <draw:frame draw:style-name="gr6" draw:text-style-name="P3" draw:layer="layout" svg:width="4.446cm" svg:height="2.555cm" svg:x="39.734cm" svg:y="25.447cm">
          <draw:text-box>
            <text:p>Interter J2 Connector AMPSEAL 770680-1, 23 pin, female)</text:p>
          </draw:text-box>
        </draw:frame>
        <draw:frame draw:style-name="gr6" draw:text-style-name="P3" draw:layer="layout" svg:width="3.493cm" svg:height="2.555cm" svg:x="43.544cm" svg:y="27.797cm">
          <draw:text-box>
            <text:p>Inverter Chassis Ground (ring terminal)</text:p>
          </draw:text-box>
        </draw:frame>
        <draw:line draw:style-name="gr1" draw:text-style-name="P1" draw:layer="layout" svg:x1="46.401cm" svg:y1="31.422cm" svg:x2="46.401cm" svg:y2="32.692cm">
          <text:p/>
        </draw:line>
        <draw:frame draw:style-name="gr3" draw:text-style-name="P3" draw:layer="layout" svg:width="1.269cm" svg:height="0.827cm" svg:x="44.18cm" svg:y="30.595cm">
          <draw:text-box>
            <text:p>9”</text:p>
          </draw:text-box>
        </draw:frame>
        <draw:frame draw:style-name="gr3" draw:text-style-name="P3" draw:layer="layout" svg:width="1.269cm" svg:height="0.827cm" svg:x="46.401cm" svg:y="31.74cm">
          <draw:text-box>
            <text:p>3”</text:p>
          </draw:text-box>
        </draw:frame>
        <draw:custom-shape draw:style-name="gr2" draw:text-style-name="P2" draw:layer="layout" svg:width="0.636cm" svg:height="0.635cm" svg:x="46.083cm" svg:y="3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3" draw:layer="layout" svg:width="4.762cm" svg:height="1.403cm" svg:x="44.496cm" svg:y="33.327cm">
          <draw:text-box>
            <text:p>Middle Left Ground (ring terminal)</text:p>
          </draw:text-box>
        </draw:frame>
        <draw:line draw:style-name="gr1" draw:text-style-name="P1" draw:layer="layout" svg:x1="53.069cm" svg:y1="31.422cm" svg:x2="51.799cm" svg:y2="32.692cm">
          <text:p/>
        </draw:line>
        <draw:line draw:style-name="gr1" draw:text-style-name="P1" draw:layer="layout" svg:x1="53.069cm" svg:y1="31.422cm" svg:x2="54.339cm" svg:y2="32.692cm">
          <text:p/>
        </draw:line>
        <draw:line draw:style-name="gr1" draw:text-style-name="P1" draw:layer="layout" svg:x1="54.339cm" svg:y1="33.962cm" svg:x2="54.339cm" svg:y2="32.692cm">
          <text:p/>
        </draw:line>
        <draw:custom-shape draw:style-name="gr2" draw:text-style-name="P2" draw:layer="layout" svg:width="0.636cm" svg:height="0.635cm" svg:x="51.481cm" svg:y="32.3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36cm" svg:height="0.635cm" svg:x="54.02cm" svg:y="33.9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3" draw:layer="layout" svg:width="4.128cm" svg:height="2.555cm" svg:x="49.894cm" svg:y="33.01cm">
          <draw:text-box>
            <text:p><text:span text:style-name="T1">Rear Left Sensor CAN Connector </text:span><text:span text:style-name="T1">(</text:span><text:span text:style-name="T2">ATM04-2P-P007</text:span>, 2 pin, male)</text:p>
          </draw:text-box>
        </draw:frame>
        <draw:frame draw:style-name="gr6" draw:text-style-name="P3" draw:layer="layout" svg:width="4.444cm" svg:height="2.555cm" svg:x="54.657cm" svg:y="32.995cm">
          <draw:text-box>
            <text:p><text:span text:style-name="T1">Rea</text:span><text:span text:style-name="T1">r </text:span><text:span text:style-name="T1">Left </text:span><text:span text:style-name="T1">Sen</text:span><text:span text:style-name="T1">sor </text:span><text:span text:style-name="T1">Po</text:span><text:span text:style-name="T1">wer </text:span><text:span text:style-name="T1">Co</text:span><text:span text:style-name="T1">nne</text:span><text:span text:style-name="T1">cto</text:span><text:span text:style-name="T1">r </text:span><text:span text:style-name="T1">(</text:span>DTM06-3S, 3 pin, female)</text:p>
          </draw:text-box>
        </draw:frame>
        <draw:frame draw:style-name="gr3" draw:text-style-name="P3" draw:layer="layout" svg:width="0.951cm" svg:height="0.827cm" svg:x="54.023cm" svg:y="30.595cm">
          <draw:text-box>
            <text:p>1”</text:p>
          </draw:text-box>
        </draw:frame>
        <draw:line draw:style-name="gr1" draw:text-style-name="P1" draw:layer="layout" svg:x1="55.291cm" svg:y1="31.422cm" svg:x2="55.291cm" svg:y2="26.977cm">
          <text:p/>
        </draw:line>
        <draw:frame draw:style-name="gr3" draw:text-style-name="P3" draw:layer="layout" svg:width="0.951cm" svg:height="0.827cm" svg:x="55.293cm" svg:y="29.2cm">
          <draw:text-box>
            <text:p>9”</text:p>
          </draw:text-box>
        </draw:frame>
        <draw:line draw:style-name="gr1" draw:text-style-name="P1" draw:layer="layout" svg:x1="53.386cm" svg:y1="28.565cm" svg:x2="55.291cm" svg:y2="28.565cm">
          <text:p/>
        </draw:line>
        <draw:frame draw:style-name="gr3" draw:text-style-name="P3" draw:layer="layout" svg:width="0.951cm" svg:height="0.827cm" svg:x="54.023cm" svg:y="27.738cm">
          <draw:text-box>
            <text:p>3”</text:p>
          </draw:text-box>
        </draw:frame>
        <draw:custom-shape draw:style-name="gr2" draw:text-style-name="P2" draw:layer="layout" svg:width="0.636cm" svg:height="0.635cm" svg:x="52.751cm" svg:y="28.2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3" draw:layer="layout" svg:width="6.35cm" svg:height="1.403cm" svg:x="46.72cm" svg:y="27.854cm">
          <draw:text-box>
            <text:p><text:span text:style-name="T1">Pump Connector </text:span><text:span text:style-name="T1">(</text:span>DTM06-3S, 3 pin, female)</text:p>
          </draw:text-box>
        </draw:frame>
        <draw:frame draw:style-name="gr3" draw:text-style-name="P3" draw:layer="layout" svg:width="1.27cm" svg:height="0.827cm" svg:x="54.021cm" svg:y="26.15cm">
          <draw:text-box>
            <text:p>12”</text:p>
          </draw:text-box>
        </draw:frame>
        <draw:custom-shape draw:style-name="gr2" draw:text-style-name="P2" draw:layer="layout" svg:width="0.636cm" svg:height="0.635cm" svg:x="52.75cm" svg:y="26.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3" draw:layer="layout" svg:width="6.033cm" svg:height="1.403cm" svg:x="47.037cm" svg:y="26.267cm">
          <draw:text-box>
            <text:p><text:span text:style-name="T1">Fan Connector </text:span><text:span text:style-name="T1">(</text:span>DTM06-3S, 3 pin, female)</text:p>
          </draw:text-box>
        </draw:frame>
        <draw:line draw:style-name="gr1" draw:text-style-name="P1" draw:layer="layout" svg:x1="53.386cm" svg:y1="26.977cm" svg:x2="55.291cm" svg:y2="26.977cm">
          <text:p/>
        </draw:line>
        <draw:frame draw:style-name="gr8" draw:text-style-name="P3" draw:layer="layout" svg:width="1.586cm" svg:height="1.403cm" svg:x="56.563cm" svg:y="30.595cm">
          <draw:text-box>
            <text:p>10”</text:p>
          </draw:text-box>
        </draw:frame>
        <draw:line draw:style-name="gr1" draw:text-style-name="P1" draw:layer="layout" svg:x1="59.419cm" svg:y1="31.422cm" svg:x2="59.419cm" svg:y2="30.152cm">
          <text:p/>
        </draw:line>
        <draw:custom-shape draw:style-name="gr2" draw:text-style-name="P2" draw:layer="layout" svg:width="0.636cm" svg:height="0.635cm" svg:x="59.101cm" svg:y="29.5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3" draw:layer="layout" svg:width="1.586cm" svg:height="1.403cm" svg:x="59.419cm" svg:y="30.152cm">
          <draw:text-box>
            <text:p>3”</text:p>
          </draw:text-box>
        </draw:frame>
        <draw:frame draw:style-name="gr8" draw:text-style-name="P3" draw:layer="layout" svg:width="4.762cm" svg:height="1.403cm" svg:x="57.514cm" svg:y="28.114cm">
          <draw:text-box>
            <text:p>Rear Left Ground (ring terminal)</text:p>
          </draw:text-box>
        </draw:frame>
        <draw:frame draw:style-name="gr3" draw:text-style-name="P3" draw:layer="layout" svg:width="1.269cm" svg:height="0.827cm" svg:x="49.259cm" svg:y="30.527cm">
          <draw:text-box>
            <text:p>9”</text:p>
          </draw:text-box>
        </draw:frame>
        <draw:frame draw:style-name="gr3" draw:text-style-name="P3" draw:layer="layout" svg:width="0.951cm" svg:height="0.827cm" svg:x="54.339cm" svg:y="31.923cm">
          <draw:text-box>
            <text:p>3”</text:p>
          </draw:text-box>
        </draw:frame>
        <draw:frame draw:style-name="gr3" draw:text-style-name="P3" draw:layer="layout" svg:width="1.586cm" svg:height="0.827cm" svg:x="59.42cm" svg:y="34.463cm">
          <draw:text-box>
            <text:p>8”</text:p>
          </draw:text-box>
        </draw:frame>
        <draw:line draw:style-name="gr1" draw:text-style-name="P1" draw:layer="layout" svg:x1="59.419cm" svg:y1="39.735cm" svg:x2="59.419cm" svg:y2="31.48cm">
          <text:p/>
        </draw:line>
        <draw:line draw:style-name="gr1" draw:text-style-name="P1" draw:layer="layout" svg:x1="59.409cm" svg:y1="38.147cm" svg:x2="50.211cm" svg:y2="38.147cm">
          <text:p/>
        </draw:line>
        <draw:frame draw:style-name="gr3" draw:text-style-name="P3" draw:layer="layout" svg:width="1.586cm" svg:height="0.827cm" svg:x="56.561cm" svg:y="37.32cm">
          <draw:text-box>
            <text:p>7”</text:p>
          </draw:text-box>
        </draw:frame>
        <draw:custom-shape draw:style-name="gr2" draw:text-style-name="P2" draw:layer="layout" svg:width="0.636cm" svg:height="0.635cm" svg:x="59.1cm" svg:y="39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1.586cm" svg:height="0.827cm" svg:x="59.419cm" svg:y="38.465cm">
          <draw:text-box>
            <text:p>9”</text:p>
          </draw:text-box>
        </draw:frame>
        <draw:frame draw:style-name="gr6" draw:text-style-name="P3" draw:layer="layout" svg:width="4.444cm" svg:height="2.555cm" svg:x="57.832cm" svg:y="40.37cm">
          <draw:text-box>
            <text:p>AMS Enclosure Bulkhead</text:p>
            <text:p>(AS618-32SN, 35 pin, female)</text:p>
          </draw:text-box>
        </draw:frame>
        <draw:line draw:style-name="gr1" draw:text-style-name="P1" draw:layer="layout" svg:x1="55.291cm" svg:y1="39.735cm" svg:x2="55.291cm" svg:y2="38.147cm">
          <text:p/>
        </draw:line>
        <draw:custom-shape draw:style-name="gr2" draw:text-style-name="P2" draw:layer="layout" svg:width="0.636cm" svg:height="0.635cm" svg:x="54.974cm" svg:y="39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3" draw:layer="layout" svg:width="3.81cm" svg:height="2.555cm" svg:x="53.705cm" svg:y="40.37cm">
          <draw:text-box>
            <text:p>Fusebox Connector </text:p>
            <text:p><text:span text:style-name="T1">(</text:span>DTM04-12P, 12 pin, male)</text:p>
          </draw:text-box>
        </draw:frame>
        <draw:frame draw:style-name="gr3" draw:text-style-name="P3" draw:layer="layout" svg:width="1.586cm" svg:height="0.827cm" svg:x="55.293cm" svg:y="38.465cm">
          <draw:text-box>
            <text:p>3”</text:p>
          </draw:text-box>
        </draw:frame>
        <draw:frame draw:style-name="gr3" draw:text-style-name="P3" draw:layer="layout" svg:width="1.586cm" svg:height="0.827cm" svg:x="53.704cm" svg:y="37.32cm">
          <draw:text-box>
            <text:p>2”</text:p>
          </draw:text-box>
        </draw:frame>
        <draw:line draw:style-name="gr1" draw:text-style-name="P1" draw:layer="layout" svg:x1="50.212cm" svg:y1="39.417cm" svg:x2="51.799cm" svg:y2="39.417cm">
          <text:p/>
        </draw:line>
        <draw:line draw:style-name="gr1" draw:text-style-name="P1" draw:layer="layout" svg:x1="51.799cm" svg:y1="39.417cm" svg:x2="52.752cm" svg:y2="38.147cm">
          <text:p/>
        </draw:line>
        <draw:custom-shape draw:style-name="gr2" draw:text-style-name="P2" draw:layer="layout" svg:width="0.636cm" svg:height="0.635cm" svg:x="49.575cm" svg:y="39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36cm" svg:height="0.635cm" svg:x="49.575cm" svg:y="37.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3" draw:layer="layout" svg:width="6.986cm" svg:height="1.979cm" svg:x="42.909cm" svg:y="37.195cm">
          <draw:text-box>
            <text:p><text:span text:style-name="T1">Left E-Stop Connector (</text:span>DTM06-2S, 2 pin, female)</text:p>
          </draw:text-box>
        </draw:frame>
        <draw:frame draw:style-name="gr9" draw:text-style-name="P3" draw:layer="layout" svg:width="7.303cm" svg:height="1.979cm" svg:x="42.591cm" svg:y="38.782cm">
          <draw:text-box>
            <text:p><text:span text:style-name="T1">TSAL Intermediate Connector (</text:span>DTM06-3S, 3 pin, female)</text:p>
          </draw:text-box>
        </draw:frame>
        <draw:frame draw:style-name="gr3" draw:text-style-name="P3" draw:layer="layout" svg:width="1.586cm" svg:height="0.827cm" svg:x="50.846cm" svg:y="37.32cm">
          <draw:text-box>
            <text:p>3”</text:p>
          </draw:text-box>
        </draw:frame>
        <draw:frame draw:style-name="gr3" draw:text-style-name="P3" draw:layer="layout" svg:width="1.586cm" svg:height="0.827cm" svg:x="50.846cm" svg:y="38.59cm">
          <draw:text-box>
            <text:p>3”</text:p>
          </draw:text-box>
        </draw:frame>
        <draw:line draw:style-name="gr1" draw:text-style-name="P1" draw:layer="layout" svg:x1="64.499cm" svg:y1="29.892cm" svg:x2="59.419cm" svg:y2="31.48cm">
          <text:p/>
        </draw:line>
        <draw:line draw:style-name="gr1" draw:text-style-name="P1" draw:layer="layout" svg:x1="64.499cm" svg:y1="21.955cm" svg:x2="64.499cm" svg:y2="29.893cm">
          <text:p/>
        </draw:line>
        <draw:line draw:style-name="gr1" draw:text-style-name="P1" draw:layer="layout" svg:x1="64.499cm" svg:y1="28.547cm" svg:x2="65.769cm" svg:y2="28.548cm">
          <text:p/>
        </draw:line>
        <draw:line draw:style-name="gr1" draw:text-style-name="P1" draw:layer="layout" svg:x1="52.116cm" svg:y1="23.225cm" svg:x2="59.418cm" svg:y2="23.225cm">
          <text:p/>
        </draw:line>
        <draw:line draw:style-name="gr1" draw:text-style-name="P1" draw:layer="layout" svg:x1="64.499cm" svg:y1="24.812cm" svg:x2="59.419cm" svg:y2="23.225cm">
          <text:p/>
        </draw:line>
        <draw:line draw:style-name="gr1" draw:text-style-name="P1" draw:layer="layout" svg:x1="64.499cm" svg:y1="26.215cm" svg:x2="65.769cm" svg:y2="26.216cm">
          <text:p/>
        </draw:line>
        <draw:custom-shape draw:style-name="gr2" draw:text-style-name="P2" draw:layer="layout" svg:width="0.636cm" svg:height="0.635cm" svg:x="59.101cm" svg:y="29.5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36cm" svg:height="0.635cm" svg:x="65.769cm" svg:y="28.2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36cm" svg:height="0.635cm" svg:x="65.768cm" svg:y="25.8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3" draw:layer="layout" svg:width="1.586cm" svg:height="1.403cm" svg:x="62.595cm" svg:y="30.394cm">
          <draw:text-box>
            <text:p>12”</text:p>
          </draw:text-box>
        </draw:frame>
        <draw:frame draw:style-name="gr8" draw:text-style-name="P3" draw:layer="layout" svg:width="1.586cm" svg:height="1.403cm" svg:x="64.5cm" svg:y="27.78cm">
          <draw:text-box>
            <text:p>5”</text:p>
          </draw:text-box>
        </draw:frame>
        <draw:frame draw:style-name="gr8" draw:text-style-name="P3" draw:layer="layout" svg:width="1.586cm" svg:height="1.403cm" svg:x="64.499cm" svg:y="25.447cm">
          <draw:text-box>
            <text:p>7”</text:p>
          </draw:text-box>
        </draw:frame>
        <draw:frame draw:style-name="gr9" draw:text-style-name="P3" draw:layer="layout" svg:width="6.033cm" svg:height="1.979cm" svg:x="66.404cm" svg:y="27.913cm">
          <draw:text-box>
            <text:p><text:span text:style-name="T1">Brake Light Connector (</text:span>DTM06-2S, 2 pin, female)</text:p>
          </draw:text-box>
        </draw:frame>
        <draw:frame draw:style-name="gr9" draw:text-style-name="P3" draw:layer="layout" svg:width="6.668cm" svg:height="1.979cm" svg:x="66.404cm" svg:y="25.447cm">
          <draw:text-box>
            <text:p>HVD Enclosure Bulkhead (AS610-98SN, 6 pin, female)</text:p>
          </draw:text-box>
        </draw:frame>
        <draw:frame draw:style-name="gr8" draw:text-style-name="P3" draw:layer="layout" svg:width="1.586cm" svg:height="1.403cm" svg:x="63.546cm" svg:y="25.13cm">
          <draw:text-box>
            <text:p>2”</text:p>
          </draw:text-box>
        </draw:frame>
        <draw:frame draw:style-name="gr8" draw:text-style-name="P3" draw:layer="layout" svg:width="1.586cm" svg:height="1.403cm" svg:x="62.913cm" svg:y="23.542cm">
          <draw:text-box>
            <text:p>5”</text:p>
          </draw:text-box>
        </draw:frame>
        <draw:frame draw:style-name="gr8" draw:text-style-name="P3" draw:layer="layout" svg:width="1.586cm" svg:height="1.403cm" svg:x="64.5cm" svg:y="22.774cm">
          <draw:text-box>
            <text:p>6”</text:p>
          </draw:text-box>
        </draw:frame>
        <draw:line draw:style-name="gr1" draw:text-style-name="P1" draw:layer="layout" svg:x1="59.419cm" svg:y1="24.495cm" svg:x2="59.419cm" svg:y2="23.225cm">
          <text:p/>
        </draw:line>
        <draw:custom-shape draw:style-name="gr2" draw:text-style-name="P2" draw:layer="layout" svg:width="0.636cm" svg:height="0.635cm" svg:x="59.101cm" svg:y="24.4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3" draw:layer="layout" svg:width="5.081cm" svg:height="1.979cm" svg:x="57.514cm" svg:y="25.13cm">
          <draw:text-box>
            <text:p><text:span text:style-name="T1">Right Side Panel Connector (</text:span>DTM06-4S, 4 pin, female)</text:p>
          </draw:text-box>
        </draw:frame>
        <draw:custom-shape draw:style-name="gr2" draw:text-style-name="P2" draw:layer="layout" svg:width="0.636cm" svg:height="0.635cm" svg:x="51.48cm" svg:y="22.9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3" draw:layer="layout" svg:width="5.397cm" svg:height="1.979cm" svg:x="46.402cm" svg:y="22.272cm">
          <draw:text-box>
            <text:p><text:span text:style-name="T1">Right E-Stop Connector (</text:span>DTM06-2S, 2 pin, female)</text:p>
          </draw:text-box>
        </draw:frame>
        <draw:frame draw:style-name="gr8" draw:text-style-name="P3" draw:layer="layout" svg:width="1.586cm" svg:height="1.403cm" svg:x="58.468cm" svg:y="23.409cm">
          <draw:text-box>
            <text:p>2”</text:p>
          </draw:text-box>
        </draw:frame>
        <draw:frame draw:style-name="gr8" draw:text-style-name="P3" draw:layer="layout" svg:width="1.586cm" svg:height="1.403cm" svg:x="55.291cm" svg:y="22.457cm">
          <draw:text-box>
            <text:p>14”</text:p>
          </draw:text-box>
        </draw:frame>
        <draw:line draw:style-name="gr1" draw:text-style-name="P1" draw:layer="layout" svg:x1="64.499cm" svg:y1="21.955cm" svg:x2="69.896cm" svg:y2="21.955cm">
          <text:p/>
        </draw:line>
        <draw:line draw:style-name="gr1" draw:text-style-name="P1" draw:layer="layout" svg:x1="67.039cm" svg:y1="21.955cm" svg:x2="67.991cm" svg:y2="23.225cm">
          <text:p/>
        </draw:line>
        <draw:line draw:style-name="gr1" draw:text-style-name="P1" draw:layer="layout" svg:x1="67.991cm" svg:y1="23.225cm" svg:x2="69.896cm" svg:y2="23.225cm">
          <text:p/>
        </draw:line>
        <draw:custom-shape draw:style-name="gr2" draw:text-style-name="P2" draw:layer="layout" svg:width="0.636cm" svg:height="0.635cm" svg:x="69.895cm" svg:y="22.9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36cm" svg:height="0.635cm" svg:x="69.895cm" svg:y="21.6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3" draw:layer="layout" svg:width="7.302cm" svg:height="1.979cm" svg:x="70.532cm" svg:y="22.516cm">
          <draw:text-box>
            <text:p><text:span text:style-name="T1">Motor Resolver Connector (</text:span>DTM06-6S, 6 pin, female)</text:p>
          </draw:text-box>
        </draw:frame>
        <draw:frame draw:style-name="gr9" draw:text-style-name="P3" draw:layer="layout" svg:width="7.302cm" svg:height="1.979cm" svg:x="70.532cm" svg:y="21.246cm">
          <draw:text-box>
            <text:p><text:span text:style-name="T1">Motor Thermistor Connector (</text:span>DTM06-2S, 2 pin, female)</text:p>
          </draw:text-box>
        </draw:frame>
        <draw:frame draw:style-name="gr8" draw:text-style-name="P3" draw:layer="layout" svg:width="1.586cm" svg:height="1.403cm" svg:x="65.453cm" svg:y="21.955cm">
          <draw:text-box>
            <text:p>10”</text:p>
          </draw:text-box>
        </draw:frame>
        <draw:frame draw:style-name="gr8" draw:text-style-name="P3" draw:layer="layout" svg:width="1.586cm" svg:height="1.403cm" svg:x="68.31cm" svg:y="21.955cm">
          <draw:text-box>
            <text:p>3”</text:p>
          </draw:text-box>
        </draw:frame>
        <draw:frame draw:style-name="gr8" draw:text-style-name="P3" draw:layer="layout" svg:width="1.586cm" svg:height="1.403cm" svg:x="68.31cm" svg:y="23.225cm">
          <draw:text-box>
            <text:p>3”</text:p>
          </draw:text-box>
        </draw:frame>
        <draw:line draw:style-name="gr1" draw:text-style-name="P1" draw:layer="layout" svg:x1="64.499cm" svg:y1="21.955cm" svg:x2="64.499cm" svg:y2="20.05cm">
          <text:p/>
        </draw:line>
        <draw:line draw:style-name="gr1" draw:text-style-name="P1" draw:layer="layout" svg:x1="64.499cm" svg:y1="20.051cm" svg:x2="59.736cm" svg:y2="20.05cm">
          <text:p/>
        </draw:line>
        <draw:frame draw:style-name="gr8" draw:text-style-name="P3" draw:layer="layout" svg:width="1.586cm" svg:height="1.403cm" svg:x="64.499cm" svg:y="20.552cm">
          <draw:text-box>
            <text:p>4”</text:p>
          </draw:text-box>
        </draw:frame>
        <draw:custom-shape draw:style-name="gr2" draw:text-style-name="P2" draw:layer="layout" svg:width="0.636cm" svg:height="0.635cm" svg:x="59.101cm" svg:y="19.7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3" draw:layer="layout" svg:width="4.762cm" svg:height="1.403cm" svg:x="57.514cm" svg:y="20.367cm">
          <draw:text-box>
            <text:p>Rear Right Ground (ring terminal)</text:p>
          </draw:text-box>
        </draw:frame>
        <draw:frame draw:style-name="gr8" draw:text-style-name="P3" draw:layer="layout" svg:width="1.586cm" svg:height="1.403cm" svg:x="61.959cm" svg:y="19.282cm">
          <draw:text-box>
            <text:p>12”</text:p>
          </draw:text-box>
        </draw:frame>
        <draw:frame draw:style-name="gr3" draw:text-style-name="P3" draw:layer="layout" svg:width="1.586cm" svg:height="0.827cm" svg:x="65.453cm" svg:y="19.282cm">
          <draw:text-box>
            <text:p>5”</text:p>
          </draw:text-box>
        </draw:frame>
        <draw:line draw:style-name="gr1" draw:text-style-name="P1" draw:layer="layout" svg:x1="64.499cm" svg:y1="20.05cm" svg:x2="69.896cm" svg:y2="20.05cm">
          <text:p/>
        </draw:line>
        <draw:custom-shape draw:style-name="gr2" draw:text-style-name="P2" draw:layer="layout" svg:width="0.636cm" svg:height="0.635cm" svg:x="69.895cm" svg:y="19.7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3" draw:layer="layout" svg:width="1.586cm" svg:height="1.403cm" svg:x="68.945cm" svg:y="20.05cm">
          <draw:text-box>
            <text:p>3”</text:p>
          </draw:text-box>
        </draw:frame>
        <draw:line draw:style-name="gr1" draw:text-style-name="P1" draw:layer="layout" svg:x1="68.943cm" svg:y1="20.05cm" svg:x2="69.896cm" svg:y2="18.78cm">
          <text:p/>
        </draw:line>
        <draw:line draw:style-name="gr1" draw:text-style-name="P1" draw:layer="layout" svg:x1="67.992cm" svg:y1="23.225cm" svg:x2="69.897cm" svg:y2="23.225cm">
          <text:p/>
        </draw:line>
        <draw:custom-shape draw:style-name="gr2" draw:text-style-name="P2" draw:layer="layout" svg:width="0.636cm" svg:height="0.635cm" svg:x="69.896cm" svg:y="18.4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3" draw:layer="layout" svg:width="7.302cm" svg:height="1.979cm" svg:x="70.531cm" svg:y="17.827cm">
          <draw:text-box>
            <text:p><text:span text:style-name="T1">Rear Right Sensor CAN Connector (</text:span><text:span text:style-name="T2">ATM04-2P-P007</text:span>, 2 pin, male)</text:p>
          </draw:text-box>
        </draw:frame>
        <draw:frame draw:style-name="gr9" draw:text-style-name="P3" draw:layer="layout" svg:width="7.621cm" svg:height="1.979cm" svg:x="70.531cm" svg:y="19.341cm">
          <draw:text-box>
            <text:p>Rear Right Sensor Power Connector (DTM06-3S, 3 pin, female)</text:p>
          </draw:text-box>
        </draw:frame>
        <draw:frame draw:style-name="gr11" draw:text-style-name="P3" draw:layer="layout" svg:width="6.033cm" svg:height="3.707cm" svg:x="34.972cm" svg:y="31.813cm">
          <draw:text-box>
            <text:p>Main Harness Split Connector</text:p>
            <text:p>(Front AS018-32PN, 32 pin, male)</text:p>
            <text:p><text:span text:style-name="T1">(Rear </text:span>AS618-32SN, 32 pin,</text:p>
            <text:p>female)</text:p>
          </draw:text-box>
        </draw:frame>
        <draw:frame draw:style-name="gr8" draw:text-style-name="P3" draw:layer="layout" svg:width="1.586cm" svg:height="1.403cm" svg:x="63.549cm" svg:y="27.035cm">
          <draw:text-box>
            <text:p>5”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Cantarell1" svg:font-family="Cantarell" style:font-family-generic="roman" style:font-pitch="variable"/>
    <style:font-face style:name="Cantarell2" svg:font-family="Cantarell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FreeSans2" svg:font-family="FreeSans" style:font-family-generic="swiss"/>
    <style:font-face style:name="FreeSans3" svg:font-family="FreeSans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Noto Sans3" svg:font-family="'Noto Sans'" style:font-pitch="variable"/>
    <style:font-face style:name="Noto Serif" svg:font-family="'Noto Serif'" style:font-family-generic="roman" style:font-pitch="variable"/>
    <style:font-face style:name="Noto Serif1" svg:font-family="'Noto Serif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erif" fo:font-size="24pt" fo:language="en" fo:country="US" style:font-name-asian="Cantarell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203cm" draw:marker-start-width="0.508cm" draw:marker-end-width="0.508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Cantarell1" style:font-family-asian="Cantarell" style:font-family-generic-asian="roman" style:font-pitch-asian="variable" style:font-size-asian="12pt" style:language-asian="zh" style:country-asian="CN" style:font-name-complex="FreeSans" style:font-family-complex="FreeSans" style:font-pitch-complex="variable" style:font-size-complex="12pt" style:language-complex="hi" style:country-complex="IN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dex" style:family="graphic">
      <style:paragraph-properties style:text-autospace="none"/>
      <style:text-properties style:font-name-complex="FreeSans2" style:font-family-complex="FreeSans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FreeSans2" style:font-family-complex="FreeSans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Noto Sans1" fo:font-family="'Noto Sans'" style:font-family-generic="swiss" style:font-pitch="variable" fo:font-size="14pt" style:font-name-asian="Noto Sans CJK SC1" style:font-family-asian="'Noto Sans CJK SC'" style:font-pitch-asian="variable" style:font-name-complex="Noto Sans1" style:font-family-complex="'Noto Sans'" style:font-family-generic-complex="swiss" style:font-pitch-complex="variable" style:font-size-complex="14pt"/>
    </style:style>
  </office:styles>
  <office:automatic-styles>
    <style:page-layout style:name="PM0">
      <style:page-layout-properties fo:margin-top="1cm" fo:margin-bottom="1cm" fo:margin-left="1cm" fo:margin-right="1cm" fo:page-width="84.099cm" fo:page-height="59.4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4T20:16:15.530394281</meta:creation-date>
    <dc:date>2024-06-01T13:51:43.299903220</dc:date>
    <meta:editing-duration>PT16H1M42S</meta:editing-duration>
    <meta:editing-cycles>473</meta:editing-cycles>
    <meta:generator>LibreOffice/7.6.7.2$Linux_X86_64 LibreOffice_project/60$Build-2</meta:generator>
    <meta:document-statistic meta:object-count="216"/>
  </office:meta>
</office:document-meta>
</file>